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cf1a" officeooo:paragraph-rsid="001bcf1a"/>
    </style:style>
    <style:style style:name="P2" style:family="paragraph" style:parent-style-name="Standard">
      <style:text-properties officeooo:rsid="001bd117" officeooo:paragraph-rsid="001bd117"/>
    </style:style>
    <style:style style:name="P3" style:family="paragraph" style:parent-style-name="Standard">
      <style:text-properties officeooo:rsid="001ca4ff" officeooo:paragraph-rsid="001ca4ff"/>
    </style:style>
    <style:style style:name="P4" style:family="paragraph" style:parent-style-name="Standard">
      <style:text-properties officeooo:rsid="001cadba" officeooo:paragraph-rsid="001cadba"/>
    </style:style>
    <style:style style:name="P5" style:family="paragraph" style:parent-style-name="Standard">
      <style:text-properties officeooo:rsid="001f58ae" officeooo:paragraph-rsid="001f58ae"/>
    </style:style>
    <style:style style:name="P6" style:family="paragraph" style:parent-style-name="Standard">
      <style:text-properties officeooo:rsid="002156bd" officeooo:paragraph-rsid="001f58ae"/>
    </style:style>
    <style:style style:name="P7" style:family="paragraph" style:parent-style-name="Standard">
      <style:text-properties officeooo:rsid="002156bd" officeooo:paragraph-rsid="002156bd"/>
    </style:style>
    <style:style style:name="P8" style:family="paragraph" style:parent-style-name="Standard">
      <style:text-properties officeooo:paragraph-rsid="002156bd"/>
    </style:style>
    <style:style style:name="P9" style:family="paragraph" style:parent-style-name="Standard">
      <style:text-properties officeooo:rsid="002366c0" officeooo:paragraph-rsid="002366c0"/>
    </style:style>
    <style:style style:name="P10" style:family="paragraph" style:parent-style-name="Standard">
      <style:text-properties style:text-underline-style="solid" style:text-underline-width="auto" style:text-underline-color="font-color" officeooo:rsid="001bcf1a" officeooo:paragraph-rsid="001bcf1a"/>
    </style:style>
    <style:style style:name="P11" style:family="paragraph" style:parent-style-name="Standard">
      <style:text-properties style:text-underline-style="solid" style:text-underline-width="auto" style:text-underline-color="font-color" officeooo:rsid="001bcf1a" officeooo:paragraph-rsid="00263f4f"/>
    </style:style>
    <style:style style:name="P12" style:family="paragraph" style:parent-style-name="Standard">
      <style:text-properties officeooo:rsid="00263f4f" officeooo:paragraph-rsid="00263f4f"/>
    </style:style>
    <style:style style:name="P13" style:family="paragraph" style:parent-style-name="Standard">
      <style:text-properties officeooo:rsid="0026dacb" officeooo:paragraph-rsid="0026dacb"/>
    </style:style>
    <style:style style:name="P14" style:family="paragraph" style:parent-style-name="Standard">
      <style:text-properties officeooo:rsid="0026dacb" officeooo:paragraph-rsid="0026e94c"/>
    </style:style>
    <style:style style:name="P15" style:family="paragraph" style:parent-style-name="Header">
      <style:text-properties officeooo:rsid="002366c0" officeooo:paragraph-rsid="002366c0"/>
    </style:style>
    <style:style style:name="T1" style:family="text">
      <style:text-properties fo:font-weight="bold" style:font-weight-asian="bold" style:font-weight-complex="bold"/>
    </style:style>
    <style:style style:name="T2" style:family="text">
      <style:text-properties fo:font-weight="bold" officeooo:rsid="001ca4ff" style:font-weight-asian="bold" style:font-weight-complex="bold"/>
    </style:style>
    <style:style style:name="T3" style:family="text">
      <style:text-properties fo:font-weight="bold" officeooo:rsid="00263f4f" style:font-weight-asian="bold" style:font-weight-complex="bold"/>
    </style:style>
    <style:style style:name="T4" style:family="text">
      <style:text-properties fo:font-weight="bold" officeooo:rsid="0026e94c" style:font-weight-asian="bold" style:font-weight-complex="bold"/>
    </style:style>
    <style:style style:name="T5" style:family="text">
      <style:text-properties officeooo:rsid="001ca4ff"/>
    </style:style>
    <style:style style:name="T6" style:family="text">
      <style:text-properties officeooo:rsid="001cadba"/>
    </style:style>
    <style:style style:name="T7" style:family="text">
      <style:text-properties officeooo:rsid="0022b7db"/>
    </style:style>
    <style:style style:name="T8" style:family="text">
      <style:text-properties officeooo:rsid="0023bc1d"/>
    </style:style>
    <style:style style:name="T9" style:family="text">
      <style:text-properties officeooo:rsid="00252579"/>
    </style:style>
    <style:style style:name="T10" style:family="text">
      <style:text-properties officeooo:rsid="00263f4f"/>
    </style:style>
    <style:style style:name="T11" style:family="text">
      <style:text-properties officeooo:rsid="0026dacb"/>
    </style:style>
    <style:style style:name="T12" style:family="text">
      <style:text-properties officeooo:rsid="0026e9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angateBMS is primary a tool for development and debugging of the BMS. </text:p>
      <text:p text:style-name="P4"/>
      <text:p text:style-name="P4">CangateBMS commands for polling and responses</text:p>
      <text:p text:style-name="P4"/>
      <text:p text:style-name="P9">The purpose of the ‘e’ command is to send poll CAN msgs to the BMS board and simulate what the EMC will be doing. Since the poll msg can elicit a response from a single BMS node, a string, or all, responses for specific CAN ID are displayed with a separate command, ‘a’ and multiple instances of the ‘a’ command would be needed if a poll from a cangateBMS instance using the ‘e’ command results in multiple BMS nodes responding.</text:p>
      <text:p text:style-name="P4"/>
      <text:p text:style-name="P5">Command ‘e’ is intended to poll BMS nodes and command ‘a’ is intended to display BMS responses. The polling can be to a specific BMS node, a string, or all BMS nodes. The display is to a specific BMS CAN id. </text:p>
      <text:p text:style-name="P5"/>
      <text:p text:style-name="P5">A single poll msg could cause six nodes on a string to respond, each sending six CAN msgs with cell readings, but a single instance of cangateBMS running the ‘a’ command would only display the cell readings for one specific BMS node. </text:p>
      <text:p text:style-name="P6"/>
      <text:p text:style-name="P7">Some CAN msg commands can turn on|off the HEATER, DUMP, DUMP2, and discharge FETs. <text:span text:style-name="T8">However, t</text:span>he BMS software attempts to prevent any cell from being over charged, or under discharged <text:span text:style-name="T8">so the CAN command might be overridden depending on the situation.</text:span> </text:p>
      <text:p text:style-name="P7"/>
      <text:p text:style-name="P7">DUMP2 is assumed to control an external module charger and it is turned off when the first cell reaches the max target voltage and it is in charging mode (hyster_sw = 0). With the mode as a bit in the status msg, the EMC local node can use that to turn off string charging. When the BMS is in the charge mode and no cells have reached max, DUMP2 is turned on. <text:span text:style-name="T7">When all the cells have tripped the max level the mode switches to self-discharge mode (hyster_sw = 1).</text:span> A CAN msg command can<text:span text:style-name="T7">not</text:span> turn <text:span text:style-name="T7">DUMP2 on. However, a CAN msg can set the mode back to charge, i.e. hyster_sw = 0. The BMS program will turn DUMP2 on, but a CAN msg can also turn it off (and back on), until the first cell trips the max voltage limit.</text:span></text:p>
      <text:p text:style-name="P8"/>
      <text:p text:style-name="P10"><text:span text:style-name="T1">command e</text:span> – <text:span text:style-name="T6">Send CAN msgs to</text:span> BMS <text:span text:style-name="T6">(polling)</text:span></text:p>
      <text:p text:style-name="P1"/>
      <text:p text:style-name="P1"><text:span text:style-name="T1">ew</text:span> – Sets the BMS CAN ID when sending a poll msg to a specific BMS board.</text:p>
      <text:p text:style-name="P1">Initial default is B0A00000</text:p>
      <text:p text:style-name="P1">ew 0 sets it to “all”, but not necessary to to do this.</text:p>
      <text:p text:style-name="P1">ew xxxxxxxx sets the CAN ID that is saved in common so until the program is reloaded this CAN ID will be used for polling a specific BMS.</text:p>
      <text:p text:style-name="P1"/>
      <text:p text:style-name="P1">For polling a specific BMS node, the commands have ‘m’ for the second char--</text:p>
      <text:p text:style-name="P1">emx</text:p>
      <text:p text:style-name="P1"><text:s text:c="3"/>x = j <text:s/>get a reading</text:p>
      <text:p text:style-name="P1"><text:s text:c="3"/>x = k send a setting</text:p>
      <text:p text:style-name="P1"/>
      <text:p text:style-name="P1">For polling all BMS nodes, the commands have ‘a’ for the second char--</text:p>
      <text:p text:style-name="P1">eax</text:p>
      <text:p text:style-name="P1"><text:s text:c="3"/>x = j get a reading</text:p>
      <text:p text:style-name="P1"><text:soft-page-break/><text:s text:c="3"/>x = k send a setting</text:p>
      <text:p text:style-name="P1"/>
      <text:p text:style-name="P1"><text:span text:style-name="T1">ed</text:span> – Sets the duration (ms) between sending poll msgs.</text:p>
      <text:p text:style-name="P1">Initial default is 1000 (1.000 secs)</text:p>
      <text:p text:style-name="P1">ed 0 – sends just one msg.</text:p>
      <text:p text:style-name="P1">ed 2000 – would send a msg every 2.000 seconds.</text:p>
      <text:p text:style-name="P1">The setting is saved in common so until the program is reloaded the last saved setting remains in effect.</text:p>
      <text:p text:style-name="P1"/>
      <text:p text:style-name="P2"><text:span text:style-name="T1">er</text:span> – Sets the ADC rate in the ADBMS1818.</text:p>
      <text:p text:style-name="P2">Default code = 0: 422 Hz)</text:p>
      <text:p text:style-name="P2">er 8 (greater) displays list of codes versus ADC rates and ADC conversion delay (usec) (code = 4 is “normal” 7 Khz)</text:p>
      <text:p text:style-name="P2">er &lt;0-7&gt; uses rate from table.</text:p>
      <text:p text:style-name="P2">The adc rate is saved in common.</text:p>
      <text:p text:style-name="P2"/>
      <text:p text:style-name="P2"><text:span text:style-name="T2">e</text:span><text:span text:style-name="T1">p</text:span> – Sets msg this program sends to poll, i.e. the “poller”.</text:p>
      <text:p text:style-name="P2">Default: B0200000 (<text:span text:style-name="T5">generally </text:span>used <text:span text:style-name="T5">by</text:span> the PC)</text:p>
      <text:p text:style-name="P3">B0000000 is reserved for the EMC</text:p>
      <text:p text:style-name="P3"/>
      <text:p text:style-name="P3">Any CAN ID can be used, but the BMS nodes must have the CAN ID in their parameter file, and only two are currently specified. This might need to be expanded to include EMC/MMC local and EMC/MMC master IDs.</text:p>
      <text:p text:style-name="P2"/>
      <text:p text:style-name="P4"><text:span text:style-name="T1">x = a</text:span> (<text:span text:style-name="T9">e.g. </text:span><text:span text:style-name="T1">ema</text:span> (specific BMS) <text:span text:style-name="T9">or </text:span><text:span text:style-name="T1">eaa</text:span> (all BMS) ) Polls cell readings<text:span text:style-name="T9">)</text:span></text:p>
      <text:p text:style-name="P4">Eighteen cell readings are returned in six CAN msgs for each poll msg sent.</text:p>
      <text:p text:style-name="P4">Polling rate is set by the <text:span text:style-name="T1">ed</text:span> (or default)</text:p>
      <text:p text:style-name="P4">ADC conversion rate set by the <text:span text:style-name="T1">er</text:span> (or default)</text:p>
      <text:p text:style-name="P4">Poller and BMS CAN ids set by <text:span text:style-name="T1">ep</text:span> and <text:span text:style-name="T1">er</text:span> (or default)</text:p>
      <text:p text:style-name="P4"/>
      <text:p text:style-name="P4"/>
      <text:p text:style-name="P11"><text:span text:style-name="T1">command </text:span><text:span text:style-name="T3">a</text:span> <text:s text:c="2"/><text:span text:style-name="T10">Display CAN msgs formatted </text:span></text:p>
      <text:p text:style-name="P4"/>
      <text:p text:style-name="P12">The ‘<text:span text:style-name="T1">a</text:span>’ command works in conjunction with the ‘<text:span text:style-name="T1">e</text:span>’ command to select and display msgs from a single CAN ID. It does not poll, so if the CAN msgs does not originate from a heartbeat timeout a poll msg for that particular item is needed, and command ‘e’ can poll single, string, or all nodes.</text:p>
      <text:p text:style-name="P12"/>
      <text:p text:style-name="P12">At the time of this writing only status and cell readings originate from heartbeat timeouts. All other options require a specific poll to cause the BMS to send the msg(s).</text:p>
      <text:p text:style-name="P4"/>
      <text:p text:style-name="P12"><text:span text:style-name="T1">aw</text:span> – Sets BMS CAN address to select CAN msg</text:p>
      <text:p text:style-name="P12"/>
      <text:p text:style-name="P12"><text:span text:style-name="T1">aa</text:span> – Display cell reading format msgs. </text:p>
      <text:p text:style-name="P12">The six CAN msgs are collected to display 18 cells readings on one line.</text:p>
      <text:p text:style-name="P12">The line is appended with the code of the source triggering the sending--</text:p>
      <text:p text:style-name="P12"><text:tab/>44 = HB (heartbeat) timeout</text:p>
      <text:p text:style-name="P12"><text:tab/>46 = EMC (B0000000) polled BMS</text:p>
      <text:p text:style-name="P12"><text:tab/>47 = PC <text:s/>(B0200000) polled BMS <text:s text:c="2"/></text:p>
      <text:p text:style-name="P12"><text:soft-page-break/></text:p>
      <text:p text:style-name="P12"><text:span text:style-name="T1">aq</text:span> – Display TYPE2 format CAN msgs</text:p>
      <text:p text:style-name="P12">Enter aq and <text:span text:style-name="T11">a list is displayed. Enter the number and if ‘e’ is polling that type of msg ‘a’ will display it.</text:span></text:p>
      <text:p text:style-name="P12"/>
      <text:p text:style-name="P14"><text:span text:style-name="T1">Remember</text:span> to have ‘<text:span text:style-name="T1">e</text:span>’ --</text:p>
      <text:p text:style-name="P14">- <text:s/><text:span text:style-name="T12">S</text:span>ending more than one poll, i.e. set ‘<text:span text:style-name="T1">ed</text:span>’ with some poll duration.</text:p>
      <text:p text:style-name="P14">- <text:s/><text:span text:style-name="T12">Polling the BMS CAN ID that ‘</text:span><text:span text:style-name="T4">a</text:span><text:span text:style-name="T12">’ is selecting, which could be ‘</text:span><text:span text:style-name="T4">e</text:span><text:span text:style-name="T12">’ polling all or just a single ID.</text:span></text:p>
      <text:p text:style-name="P14"/>
      <text:p text:style-name="P14"/>
      <text:p text:style-name="P13"/>
      <text:p text:style-name="P13"/>
      <text:p text:style-name="P13"/>
      <text:p text:style-name="P13"/>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366c0" officeooo:paragraph-rsid="002366c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Page <text:page-number text:select-page="current">3</text:page-number> <text:s/>09/03/2023 cangateBMS <text:s text:c="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8-31T20:58:03.695510998</meta:creation-date>
    <dc:date>2023-09-08T21:01:05.489636669</dc:date>
    <meta:editing-duration>P3DT15H56M52S</meta:editing-duration>
    <meta:editing-cycles>10</meta:editing-cycles>
    <meta:generator>LibreOffice/5.1.6.2$Linux_X86_64 LibreOffice_project/10m0$Build-2</meta:generator>
    <meta:document-statistic meta:table-count="0" meta:image-count="0" meta:object-count="0" meta:page-count="3" meta:paragraph-count="55" meta:word-count="927" meta:character-count="4847" meta:non-whitespace-character-count="3931"/>
  </office:meta>
</office:document-meta>
</file>